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Calibri2" svg:font-family="Calibri" style:font-pitch="variable"/>
    <style:font-face style:name="Microsoft YaHei2" svg:font-family="'Microsoft YaHei'" style:font-pitch="variable"/>
    <style:font-face style:name="Times New Roman2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bottom" draw:auto-grow-height="false" fo:min-height="4.894cm" fo:min-width="15.676cm" draw:shadow-offset-x="0.203cm" draw:shadow-offset-y="0.20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887cm" fo:min-width="0.199cm" draw:shadow-offset-x="0.203cm" draw:shadow-offset-y="0.203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671cm" fo:min-width="3.691cm" draw:shadow-offset-x="0.203cm" draw:shadow-offset-y="0.20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913cm" fo:min-width="0.178cm" draw:shadow-offset-x="0.203cm" draw:shadow-offset-y="0.203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5.465cm" fo:min-width="3.691cm" draw:shadow-offset-x="0.203cm" draw:shadow-offset-y="0.20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6.3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Sans3" fo:font-size="15pt" style:font-size-asian="15pt" style:font-size-complex="15pt"/>
    </style:style>
    <style:style style:name="P4" style:family="paragraph">
      <style:paragraph-properties fo:margin-top="0cm" fo:margin-bottom="0cm" fo:line-height="100%" fo:text-align="center"/>
      <style:text-properties style:font-name="Times New Roman" fo:font-size="14pt" fo:language="en" fo:country="US" style:font-name-asian="Times New Roman2" style:font-size-asian="14pt" style:font-name-complex="Times New Roman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top="0cm" fo:margin-bottom="0cm" fo:text-align="center"/>
      <style:text-properties style:font-name="Liberation Sans3" fo:font-size="15pt" style:font-size-asian="15pt" style:font-size-complex="15pt"/>
    </style:style>
    <style:style style:name="P7" style:family="paragraph">
      <style:paragraph-properties fo:margin-left="0cm" fo:margin-right="0cm" fo:text-align="center" fo:text-indent="0cm" style:text-autospace="non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3"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0pt" fo:language="en" fo:country="US" fo:font-style="normal" fo:text-shadow="none" style:text-underline-style="none" fo:font-weight="normal" style:letter-kerning="true" style:font-name-asian="Calibri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9pt" fo:language="en" fo:country="US" fo:font-style="normal" fo:text-shadow="none" style:text-underline-style="none" fo:font-weight="normal" style:letter-kerning="true" style:font-name-asian="Calibri1" style:font-size-asian="9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3"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10pt" style:language-asian="en" style:country-asian="US" style:font-style-asian="normal" style:font-weight-asian="normal" style:font-name-complex="Lucida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574cm" svg:height="6.604cm" svg:x="1.635cm" svg:y="11.414cm">
          <text:p text:style-name="P1">Системная шина</text:p>
          <draw:enhanced-geometry svg:viewBox="0 0 21600 21600" draw:mirror-horizontal="false" draw:mirror-vertical="false" draw:text-areas="?f5 ?f1 ?f6 ?f3" draw:type="left-right-arrow" draw:modifiers="1790.79407806191 2389.7237569060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397cm" svg:height="2.667cm" svg:x="3.921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4.191cm" svg:height="2.921cm" svg:x="2.524cm" svg:y="6.461cm">
          <text:p text:style-name="P1"><text:span text:style-name="T1">ЦП</text:span></text:p>
          <text:p text:style-name="P1"><text:span text:style-name="T2"/></text:p>
          <text:p text:style-name="P1"><text:span text:style-name="T2">Intel(R) Core(TM)</text:span></text:p>
          <text:p text:style-name="P1"><text:span text:style-name="T2"><text:s/></text:span><text:span text:style-name="T2">i5-7400 CPU @ 3.00GHz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8.493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4.191cm" svg:height="2.921cm" svg:x="7.096cm" svg:y="6.461cm">
          <text:p text:style-name="P1"><text:span text:style-name="T1">OЗУ</text:span></text:p>
          <text:p text:style-name="P4"><text:span text:style-name="T3">DDR4</text:span></text:p>
          <text:p text:style-name="P4"><text:span text:style-name="T3">Micron Technology</text:span></text:p>
          <text:p text:style-name="P4"><text:span text:style-name="T3">Size 8192 MB</text:span></text:p>
          <text:p text:style-name="P4"><text:span text:style-name="T3">Part number: 8ATF1G64A</text:span></text:p>
          <text:p text:style-name="P4"><text:span text:style-name="T3">Serial number: 1A2CCE10</text:span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2.938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4.191cm" svg:height="2.921cm" svg:x="11.541cm" svg:y="6.461cm">
          <text:p text:style-name="P1"><text:span text:style-name="T1">Видеоадаптер</text:span></text:p>
          <text:p text:style-name="P1"><text:span text:style-name="T2"/></text:p>
          <text:p text:style-name="P1"><text:span text:style-name="T2">Intel(R) HD Graphics 630</text:span></text:p>
          <text:p text:style-name="P1"><text:span text:style-name="T2">ASUSTeK Computer Inc.</text:span></text:p>
          <text:p text:style-name="P1"><text:span text:style-name="T2">Memory size</text:span></text:p>
          <text:p text:style-name="P1"><text:span text:style-name="T2">1024 MБ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6.875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4.191cm" svg:height="5.715cm" svg:x="15.859cm" svg:y="3.667cm">
          <text:p text:style-name="P1"><text:span text:style-name="T4">Звуковой адаптер</text:span></text:p>
          <text:p text:style-name="P1"><text:span text:style-name="T2"/></text:p>
          <text:p text:style-name="P1"><text:span text:style-name="T2">Intel Kaby Lake HDMI</text:span></text:p>
          <text:p text:style-name="P1"><text:span text:style-name="T2">@ Intel Sunrise Point</text:span></text:p>
          <text:p text:style-name="P1"><text:span text:style-name="T2">PCH - High Definition</text:span></text:p>
          <text:p text:style-name="P1"><text:span text:style-name="T2">Audio Controller [D1]</text:span></text:p>
          <text:p text:style-name="P1"><text:span text:style-name="T2"/></text:p>
          <text:p text:style-name="P4"><text:span text:style-name="T2">Realtek ALC887</text:span></text:p>
          <text:p text:style-name="P4"><text:span text:style-name="T2">@ Intel Sunrise Point</text:span></text:p>
          <text:p text:style-name="P4"><text:span text:style-name="T2">PCH - High Definition</text:span></text:p>
          <text:p text:style-name="P4"><text:span text:style-name="T2">Audio Controller [D1]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3.921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4.191cm" svg:height="4.572cm" svg:x="2.524cm" svg:y="19.923cm">
          <text:p text:style-name="P5"><text:span text:style-name="T5">Жесткий диск</text:span></text:p>
          <text:p text:style-name="P5"><text:span text:style-name="T2"/></text:p>
          <text:p text:style-name="P5"><text:span text:style-name="T2">Citrix Virtual Hard Disk </text:span></text:p>
          <text:p text:style-name="P5"><text:span text:style-name="T2">Enumerator PVS</text:span></text:p>
          <text:p text:style-name="P5"><text:span text:style-name="T2">80G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8.493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4.191cm" svg:height="4.572cm" svg:x="6.842cm" svg:y="19.923cm">
          <text:p text:style-name="P5"><text:span text:style-name="T6">Сетевой адаптер</text:span></text:p>
          <text:p text:style-name="P5"><text:span text:style-name="T2"/></text:p>
          <text:p text:style-name="P7"><text:span text:style-name="T7">Realtek PCIe GBE </text:span></text:p>
          <text:p text:style-name="P7"><text:span text:style-name="T7">Family Controller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2.938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4.191cm" svg:height="4.572cm" svg:x="11.287cm" svg:y="19.923cm">
          <text:p text:style-name="P5"><text:span text:style-name="T5">Мышь</text:span></text:p>
          <text:p text:style-name="P5"><text:span text:style-name="T2"/></text:p>
          <text:p text:style-name="P9"><text:span text:style-name="T2">HID-compliant mouse</text:span></text:p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6.875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4.191cm" svg:height="4.572cm" svg:x="15.732cm" svg:y="19.923cm">
          <text:p text:style-name="P5"><text:span text:style-name="T5">Клавиатура</text:span></text:p>
          <text:p text:style-name="P5"><text:span text:style-name="T2"/></text:p>
          <text:p text:style-name="P5"><text:span text:style-name="T2">Standard PS/2 </text:span></text:p>
          <text:p text:style-name="P5"><text:span text:style-name="T2">Keyboard</text:span></text:p>
          <text:p text:style-name="P5"><text:span text:style-name="T2"/></text:p>
          <text:p text:style-name="P9"><text:span text:style-name="T9"/></text:p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824cm" svg:height="3.048cm" svg:x="7.43cm" svg:y="12.684cm">
          <text:p text:style-name="P1"><text:span text:style-name="T10">Системная</text:span><text:span text:style-name="T11"> </text:span><text:span text:style-name="T10">плата</text:span></text:p>
          <text:p text:style-name="P1"><text:span text:style-name="T12">Asus H110M-C</text:span></text:p>
          <text:p text:style-name="P10"><text:span text:style-name="T13">S/N: 170705823102047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Calibri2" svg:font-family="Calibri" style:font-pitch="variable"/>
    <style:font-face style:name="Microsoft YaHei2" svg:font-family="'Microsoft YaHei'" style:font-pitch="variable"/>
    <style:font-face style:name="Times New Roman2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Абзац_20_Знак" style:display-name="Абзац Знак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Заголовки_20_Знак" style:display-name="Заголовки Знак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ru" style:country-asian="RU"/>
    </style:style>
    <style:style style:name="Абзац" style:family="graphic">
      <style:paragraph-properties fo:margin-top="0cm" fo:margin-bottom="0.497cm" fo:line-height="100%" fo:text-align="justify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Заголовки" style:family="graphic">
      <style:paragraph-properties fo:margin-top="0cm" fo:margin-bottom="0.497cm" fo:line-height="150%" fo:text-align="center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font-name-asian="Arial" style:font-family-asian="Arial" style:font-family-generic-asian="swiss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-asian="Arial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</style:style>
    <style:style style:name="Заголовок" style:family="graphic">
      <style:paragraph-properties fo:margin-top="0.746cm" fo:margin-bottom="0.374cm" fo:line-height="108%" fo:text-align="start" style:text-autospace="none"/>
      <style:text-properties style:font-name="Liberation Sans2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497cm" fo:line-height="108%" fo:text-align="start" fo:text-indent="0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22:48:16.986000000</meta:creation-date>
    <dc:date>2019-04-04T00:17:20.507000000</dc:date>
    <meta:editing-duration>PT39M51S</meta:editing-duration>
    <meta:editing-cycles>9</meta:editing-cycles>
    <meta:generator>LibreOffice/6.2.2.2$Windows_X86_64 LibreOffice_project/2b840030fec2aae0fd2658d8d4f9548af4e3518d</meta:generator>
    <meta:document-statistic meta:object-count="18"/>
  </office:meta>
</office:document-meta>
</file>